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5" style:family="paragraph" style:parent-style-name="Standard">
      <style:text-properties fo:font-style="normal" fo:font-weight="bold" officeooo:paragraph-rsid="002569f0" style:font-style-asian="normal" style:font-weight-asian="bold" style:font-style-complex="normal" style:font-weight-complex="bold"/>
    </style:style>
    <style:style style:name="P6"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9"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10"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11" style:family="paragraph" style:parent-style-name="Standard">
      <style:text-properties fo:font-style="italic" style:text-underline-style="none" fo:font-weight="normal" officeooo:paragraph-rsid="0028f0a0" style:font-style-asian="italic" style:font-weight-asian="normal" style:font-style-complex="italic" style:font-weight-complex="normal"/>
    </style:style>
    <style:style style:name="P12" style:family="paragraph" style:parent-style-name="Text_20_body">
      <style:text-properties fo:font-style="normal" officeooo:paragraph-rsid="002ccb7f" style:font-style-asian="normal" style:font-style-complex="normal"/>
    </style:style>
    <style:style style:name="P13" style:family="paragraph" style:parent-style-name="Text_20_body">
      <style:text-properties fo:font-style="normal" officeooo:paragraph-rsid="002e469c" style:font-style-asian="normal" style:font-style-complex="normal"/>
    </style:style>
    <style:style style:name="P14" style:family="paragraph" style:parent-style-name="Text_20_body">
      <style:text-properties fo:font-style="normal" fo:font-weight="bold" officeooo:paragraph-rsid="002e469c" style:font-style-asian="normal" style:font-weight-asian="bold" style:font-style-complex="normal" style:font-weight-complex="bold"/>
    </style:style>
    <style:style style:name="P15" style:family="paragraph" style:parent-style-name="Standard" style:list-style-name="L1">
      <style:text-properties officeooo:paragraph-rsid="001a2e9a"/>
    </style:style>
    <style:style style:name="P16" style:family="paragraph" style:parent-style-name="Standard" style:list-style-name="L1">
      <style:text-properties fo:font-weight="bold" officeooo:paragraph-rsid="001a2e9a" style:font-weight-asian="bold" style:font-weight-complex="bold"/>
    </style:style>
    <style:style style:name="P17" style:family="paragraph" style:parent-style-name="Standard">
      <style:text-properties fo:font-weight="bold" officeooo:paragraph-rsid="0025bd59" style:font-weight-asian="bold" style:font-weight-complex="bold"/>
    </style:style>
    <style:style style:name="P18" style:family="paragraph" style:parent-style-name="Standard">
      <style:text-properties fo:font-style="italic" style:text-underline-style="none" fo:font-weight="normal" officeooo:paragraph-rsid="002a3a82" style:font-style-asian="italic" style:font-weight-asian="normal" style:font-style-complex="italic" style:font-weight-complex="normal"/>
    </style:style>
    <style:style style:name="P19" style:family="paragraph" style:parent-style-name="Standard">
      <style:text-properties fo:font-weight="normal" officeooo:paragraph-rsid="002f6b46" style:font-weight-asian="normal" style:font-weight-complex="normal"/>
    </style:style>
    <style:style style:name="P20" style:family="paragraph" style:parent-style-name="Standard">
      <style:text-properties fo:font-weight="normal" officeooo:paragraph-rsid="0030ff49" style:font-weight-asian="normal" style:font-weight-complex="normal"/>
    </style:style>
    <style:style style:name="P21" style:family="paragraph" style:parent-style-name="Standard" style:list-style-name="L7">
      <style:text-properties fo:font-style="normal" fo:font-weight="normal" officeooo:paragraph-rsid="002864ee" style:font-style-asian="normal" style:font-weight-asian="normal" style:font-style-complex="normal" style:font-weight-complex="normal"/>
    </style:style>
    <style:style style:name="P22"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23"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24"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25" style:family="paragraph" style:parent-style-name="Standard" style:list-style-name="L7">
      <style:text-properties fo:font-style="normal" style:text-underline-style="none" fo:font-weight="normal" officeooo:paragraph-rsid="002864ee"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27" style:family="paragraph" style:parent-style-name="Standard">
      <style:text-properties fo:font-style="normal" fo:font-weight="bold" officeooo:paragraph-rsid="0034091b" style:font-style-asian="normal" style:font-weight-asian="bold" style:font-style-complex="normal" style:font-weight-complex="bold"/>
    </style:style>
    <style:style style:name="P28" style:family="paragraph" style:parent-style-name="Standard">
      <style:text-properties fo:font-style="normal" fo:font-weight="bold" officeooo:paragraph-rsid="0034289d" style:font-style-asian="normal" style:font-weight-asian="bold" style:font-style-complex="normal" style:font-weight-complex="bold"/>
    </style:style>
    <style:style style:name="P29" style:family="paragraph" style:parent-style-name="Standard">
      <style:text-properties officeooo:paragraph-rsid="00316fad"/>
    </style:style>
    <style:style style:name="P30" style:family="paragraph" style:parent-style-name="Standard">
      <style:text-properties officeooo:paragraph-rsid="0034091b"/>
    </style:style>
    <style:style style:name="P31" style:family="paragraph" style:parent-style-name="Text_20_body">
      <style:text-properties fo:font-style="italic" officeooo:paragraph-rsid="002b9dad" style:font-style-asian="italic" style:font-style-complex="italic"/>
    </style:style>
    <style:style style:name="P32" style:family="paragraph" style:parent-style-name="Heading_20_1">
      <style:text-properties officeooo:paragraph-rsid="002569f0"/>
    </style:style>
    <style:style style:name="P33" style:family="paragraph" style:parent-style-name="Heading_20_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fo:font-weight="bold" style:font-weight-asian="bold" style:font-weight-complex="bold"/>
    </style:style>
    <style:style style:name="T8" style:family="text">
      <style:text-properties style:font-name="Times New Roman1"/>
    </style:style>
    <style:style style:name="T9" style:family="text">
      <style:text-properties style:font-name="Times New Roman1" fo:font-style="normal" fo:font-weight="normal" style:font-style-asian="normal" style:font-weight-asian="normal" style:font-style-complex="normal" style:font-weight-complex="normal"/>
    </style:style>
    <style:style style:name="T10" style:family="text">
      <style:text-properties style:font-name="Times New Roman1" fo:font-weight="normal" style:font-weight-asian="normal" style:font-weight-complex="normal"/>
    </style:style>
    <style:style style:name="T11" style:family="text">
      <style:text-properties style:font-name="Times New Roman"/>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7133510674026665631" text:style-name="L1">
        <text:list-item>
          <text:p text:style-name="P15"><text:span text:style-name="T7">{f(x) = g(x), <text:s/>g(b) = f(a)}</text:span></text:p>
        </text:list-item>
      </text:list>
      <text:p text:style-name="P19">First equation: by lpo-1 we have that x=x. To prove that f(x) &gt;lpo g(x), we need to first prove that f(x) &gt;lpo x. Using lpo-3 we can see that f(x) &gt;lpo x.</text:p>
      <text:p text:style-name="P19">Because f(x) &gt;lpo x, we can use lpo-2 to prove that f(x) &gt;lpo g(x), given precedence f &gt; g.</text:p>
      <text:p text:style-name="P19"/>
      <text:p text:style-name="P20">Second equation: g(b) = f(a). b and f are different variables, so we cannot use lpo-3. We will instead use lpo-1 from this step to get b &gt; f(a). Using lpo-2 we have that b &gt;lpo a. For the second equation to hold, b &gt; f must be true. </text:p>
      <text:p text:style-name="P20"/>
      <text:p text:style-name="P20">Combining the precedence from equation 1 with equation 2, we get the following precedence which holds: b &gt; f &gt; g &gt; a</text:p>
      <text:p text:style-name="P20"/>
      <text:list xml:id="list1231141311" text:continue-numbering="true" text:style-name="L1">
        <text:list-item>
          <text:p text:style-name="P15"><text:span text:style-name="T7">{f(g(x)) = g(f(x))}</text:span></text:p>
        </text:list-item>
      </text:list>
      <text:p text:style-name="P29">We start with lpo-1, giving us x=x. We show that f(x) &gt;lpo x by using lpo-3. This means that using lpo-2, we show that f(x) &gt;lpo g(x), given precedence f &gt; g.</text:p>
      <text:p text:style-name="P29">Lastly, given x=x, we know that by using lpo-3 we show that g(x) &gt;lpo x also holds.</text:p>
      <text:p text:style-name="P29"/>
      <text:list xml:id="list894914482" text:continue-numbering="true" text:style-name="L1">
        <text:list-item>
          <text:p text:style-name="P16">{g(f(x)) = f(g(x))}</text:p>
        </text:list-item>
      </text:list>
      <text:p text:style-name="P29">This problem is basically the same as the one above. We can use the same logic to get our answer.</text:p>
      <text:p text:style-name="P29">Lpo-1 for x=x. Then we show that f(x) &gt;lpo x and g(x) &gt;lpo x by using lpo-3. We can then show that g(x) &gt;lpo f(x) given precedence g &gt; f.</text:p>
      <text:p text:style-name="P3"/>
      <text:h text:style-name="P32" text:outline-level="1">Eksamensoppgave 1 i INF2022 fra 2002</text:h>
      <text:p text:style-name="P5">1b.</text:p>
      <text:p text:style-name="P22">Eks is well founded when there is no infinite sequences like: <text:span text:style-name="T2">t &gt;eks t’ &gt;eks t’’&gt;eks ..</text:span> </text:p>
      <text:p text:style-name="P22">The definition of a strict partial ordering says that &gt; (don’t have the correct symbol in libreoffice) is well founded over a set S if there is no infinite sequence s1 &gt; s2 &gt; s2 &gt; ... of S-elements s1, s2, s3, ...</text:p>
      <text:p text:style-name="P23">Eks is an extension of lex. We can express all properties of the &gt;eks relation over terms as properties of &gt;lex over tuples of natural number, i.e <text:span text:style-name="T8">α</text:span><text:span text:style-name="T11">(u) &gt;lex <text:s/></text:span><text:span text:style-name="T8">α(b). This is helpful because by proving that an infinite sequence would reach a contradiction with lex, we have proven the same for eks.</text:span></text:p>
      <text:p text:style-name="P30">Given an infinite sequence <text:span text:style-name="T9">α(t) &gt;lex α(t’) &gt;lex α(t’’) &gt;lex etc ..</text:span></text:p>
      <text:p text:style-name="P2"/>
      <text:p text:style-name="P2"/>
      <text:p text:style-name="P2"/>
      <text:p text:style-name="P2"/>
      <text:p text:style-name="P2"/>
      <text:p text:style-name="P2"><text:soft-page-break/>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27"><text:span text:style-name="T1">Eks is transitive. Having three symbols: u, v, w.</text:span></text:p>
      <text:p text:style-name="P27"><text:span text:style-name="T1"><text:s/>u-&gt;v, v-&gt;w, u-&gt;w.</text:span></text:p>
      <text:p text:style-name="P27"><text:span text:style-name="T1">Using the definition of &gt;lex and it’s transitive properties we can substitute u, v, w with </text:span><text:span text:style-name="T10">α(a), α(b), α(c).</text:span></text:p>
      <text:p text:style-name="P27"><text:span text:style-name="T10">α(a)-&gt;α(b), α(b)-&gt;α(c), α(a)-&gt;α(c). This shows that eks is transitive.</text:span></text:p>
      <text:p text:style-name="P27"><text:span text:style-name="T10"/></text:p>
      <text:p text:style-name="P27"><text:span text:style-name="T1">Eks is anti-reflexive, because by using the definition of &gt;lex we see that both are not reflexive. </text:span><text:span text:style-name="T10">α(a) &gt;lex α(a) does not hold for, given the properties of lexicographic order. Because of this, we know that &gt;eks is not reflexive aswell. </text:span></text:p>
      <text:p text:style-name="P27"><text:span text:style-name="T10"/></text:p>
      <text:p text:style-name="P4">Eks is monotonic. We show this with the definition of &gt;lex. A monotone function is either entirely increasing or entirely decreasing. The very definition of lexographic ordering is that the order is of decreasing value going from left to right. In a dictionary, all words that begin with a comes before the words beginning with b. This can be written as a &gt;lex b, showing that a has higher “value” then b, and it’s therefore increasing or decreasing, depending on the way you read it. Because lex is monotonic, eks is also monotonic. </text:p>
      <text:p text:style-name="P4"/>
      <text:p text:style-name="P28"><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10">α(a), we know that eks also satisfies the subterm property.</text:span></text:p>
      <text:p text:style-name="P6"/>
      <text:p text:style-name="P9">1d.</text:p>
      <text:list xml:id="list6287169834706101825" text:style-name="L7">
        <text:list-item>
          <text:p text:style-name="P25">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Example: Left hand side contains 2 x’s, right hand side only contain 1. We then store the number 2 on the left hand side.) If both sides contain different variables, the system is non terminating because a variable can be instantiated to any term. This coupled with checking the “normal” symbols occurence on both sides, we can check the precedence and if left hand side has a higher “value” than the right hand side, it is terminating. If a variable is only on one side, the specification is non-terminating, because they can be instantiated to any term, which means that we cannot determine which side has the higher value.</text:p>
        </text:list-item>
        <text:list-item>
          <text:p text:style-name="P21"><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9"/>
      <text:p text:style-name="P9">1e.</text:p>
      <text:p text:style-name="P26">We need to find an example where &gt;eks can be used to prove termination, but not with &gt;lpo.</text:p>
      <text:p text:style-name="P7"/>
      <text:p text:style-name="P7"/>
      <text:p text:style-name="P7"/>
      <text:p text:style-name="P7"/>
      <text:h text:style-name="Heading_20_1" text:outline-level="1"><text:soft-page-break/>Exercise 74</text:h>
      <text:p text:style-name="P10">1. Find terms r1 and r2 such that <text:span text:style-name="T3">{f(g(x)) = r1, g(h(x)) = r2</text:span><text:span text:style-name="T3">} </text:span>is confluent (and terminating).</text:p>
      <text:p text:style-name="P8"/>
      <text:p text:style-name="P8"><text:span text:style-name="T2">r1 = g(h(x)), r2 = f(g(x))</text:span>, which gives <text:span text:style-name="T2">{f(g(x)) = g(h(x)), g(h(x)) = f(g(x))}</text:span></text:p>
      <text:p text:style-name="P18"/>
      <text:h text:style-name="P33" text:outline-level="1">Exercise 1 Confluence</text:h>
      <text:p text:style-name="P14">1.</text:p>
      <text:p text:style-name="P31">{f(a) = b, f(f(x)) = x}</text:p>
      <text:p text:style-name="P12"><text:span text:style-name="T2">a</text:span> and <text:span text:style-name="T2">b</text:span> are constants, whereas <text:span text:style-name="T2">x</text:span> is a variable. We can not rename these to match the second specification, meaning the system is not confluent.</text:p>
      <text:p text:style-name="P13"/>
      <text:p text:style-name="P1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3-26T18:30:41</dc:date>
    <meta:editing-duration>PT38M12S</meta:editing-duration>
    <meta:editing-cycles>5</meta:editing-cycles>
    <meta:generator>LibreOffice/4.0.4.2$Linux_X86_64 LibreOffice_project/400m0$Build-2</meta:generator>
    <dc:creator>Vegard Fjogstad</dc:creator>
    <meta:document-statistic meta:table-count="0" meta:image-count="0" meta:object-count="0" meta:page-count="3" meta:paragraph-count="42" meta:word-count="978" meta:character-count="5290" meta:non-whitespace-character-count="4351"/>
  </office:meta>
</office:document-meta>
</file>